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20a8da"/>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paragraph-properties fo:margin-top="0in" fo:margin-bottom="0in" style:contextual-spacing="false"/>
      <style:text-properties officeooo:paragraph-rsid="0020a8da"/>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style style:name="P40" style:family="paragraph" style:parent-style-name="Text_20_body" style:list-style-name="L20">
      <style:paragraph-properties fo:margin-top="0in" fo:margin-bottom="0in" style:contextual-spacing="false"/>
    </style:style>
    <style:style style:name="P41" style:family="paragraph" style:parent-style-name="Text_20_body" style:list-style-name="L21"/>
    <style:style style:name="P42" style:family="paragraph" style:parent-style-name="Text_20_body" style:list-style-name="L21">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18">
      <style:paragraph-properties fo:margin-top="0in" fo:margin-bottom="0in" style:contextual-spacing="false"/>
      <style:text-properties fo:background-color="#ffff00"/>
    </style:style>
    <style:style style:name="P48" style:family="paragraph" style:parent-style-name="Text_20_body" style:list-style-name="L19">
      <style:paragraph-properties fo:margin-top="0in" fo:margin-bottom="0in" style:contextual-spacing="false"/>
      <style:text-properties fo:background-color="#ffff00"/>
    </style:style>
    <style:style style:name="P49" style:family="paragraph" style:parent-style-name="Text_20_body" style:list-style-name="L19">
      <style:text-properties fo:background-color="#ffff00"/>
    </style:style>
    <style:style style:name="P50" style:family="paragraph" style:parent-style-name="Text_20_body" style:list-style-name="L20">
      <style:paragraph-properties fo:margin-top="0in" fo:margin-bottom="0in" style:contextual-spacing="false"/>
      <style:text-properties fo:background-color="#ffff00"/>
    </style:style>
    <style:style style:name="P51" style:family="paragraph" style:parent-style-name="Text_20_body" style:list-style-name="L21">
      <style:paragraph-properties fo:margin-top="0in" fo:margin-bottom="0in" style:contextual-spacing="false"/>
      <style:text-properties fo:background-color="#ffff00"/>
    </style:style>
    <style:style style:name="P52" style:family="paragraph" style:parent-style-name="Text_20_body" style:list-style-name="L22">
      <style:paragraph-properties fo:margin-top="0in" fo:margin-bottom="0in" style:contextual-spacing="false"/>
      <style:text-properties fo:background-color="#ffff00"/>
    </style:style>
    <style:style style:name="P53" style:family="paragraph" style:parent-style-name="Text_20_body" style:list-style-name="L7">
      <style:paragraph-properties fo:margin-top="0in" fo:margin-bottom="0in" style:contextual-spacing="false"/>
      <style:text-properties officeooo:rsid="0020a8da" officeooo:paragraph-rsid="0020a8da"/>
    </style:style>
    <style:style style:name="T1" style:family="text">
      <style:text-properties officeooo:rsid="0020a8d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Quest for Unification: A Survey of Hardware-Agnostic Machine Learning Systems</text:h>
      <text:h text:style-name="Heading_20_2" text:outline-level="2">1. Introduction</text:h>
      <text:list text:style-name="L1">
        <text:list-item>
          <text:p text:style-name="P3">The exponential growth of ML models and hardware diversity </text:p>
        </text:list-item>
        <text:list-item>
          <text:p text:style-name="P3">The "two-language problem" in ML development </text:p>
        </text:list-item>
        <text:list-item>
          <text:p text:style-name="P3">The hardware lottery phenomenon and its implications </text:p>
        </text:list-item>
        <text:list-item>
          <text:p text:style-name="P2">Research questions and survey scope </text:p>
        </text:list-item>
      </text:list>
      <text:h text:style-name="Heading_20_2" text:outline-level="2">2. The Fragmentation Problem</text:h>
      <text:h text:style-name="Heading_20_3" text:outline-level="3">2.1 The Current ML Ecosystem</text:h>
      <text:list text:style-name="L2">
        <text:list-item>
          <text:p text:style-name="P5">High-level frameworks (PyTorch, TensorFlow, JAX) </text:p>
        </text:list-item>
        <text:list-item>
          <text:p text:style-name="P5">Hardware-specific libraries (CUDA, ROCm, OneAPI) </text:p>
        </text:list-item>
        <text:list-item>
          <text:p text:style-name="P4">The cost of framework lock-in and hardware dependencies </text:p>
        </text:list-item>
      </text:list>
      <text:h text:style-name="Heading_20_3" text:outline-level="3">2.2 Vendor Lock-in Challenges</text:h>
      <text:list text:style-name="L3">
        <text:list-item>
          <text:p text:style-name="P7">NVIDIA's dominance and CUDA ecosystem </text:p>
        </text:list-item>
        <text:list-item>
          <text:p text:style-name="P7">Cloud-based ML accelerators and their proprietary stacks </text:p>
        </text:list-item>
        <text:list-item>
          <text:p text:style-name="P6">The "Hardware Lottery" effect on research directions </text:p>
        </text:list-item>
      </text:list>
      <text:h text:style-name="Heading_20_2" text:outline-level="2">3. Intermediate Representations and Model Exchange</text:h>
      <text:h text:style-name="Heading_20_3" text:outline-level="3">3.1 ONNX as a Standard Exchange Format</text:h>
      <text:list text:style-name="L4">
        <text:list-item>
          <text:p text:style-name="P9">Capabilities and limitations </text:p>
        </text:list-item>
        <text:list-item>
          <text:p text:style-name="P9">Interoperability challenges (from "Interoperability in Deep Learning") </text:p>
        </text:list-item>
        <text:list-item>
          <text:p text:style-name="P8">Real-world usage patterns </text:p>
        </text:list-item>
      </text:list>
      <text:h text:style-name="Heading_20_3" text:outline-level="3">3.2 Compiler Intermediate Representations</text:h>
      <text:list text:style-name="L5">
        <text:list-item>
          <text:p text:style-name="P11">LLVM IR and its limitations for ML workloads </text:p>
        </text:list-item>
        <text:list-item>
          <text:p text:style-name="P11">MLIR: Multi-level IR for domain-specific optimization </text:p>
        </text:list-item>
        <text:list-item>
          <text:p text:style-name="P10">XLA's approach to hardware abstraction </text:p>
        </text:list-item>
      </text:list>
      <text:h text:style-name="Heading_20_2" text:outline-level="2">4. Compiler Frameworks for Hardware Agnosticism</text:h>
      <text:h text:style-name="Heading_20_3" text:outline-level="3">4.1 Traditional Approaches</text:h>
      <text:list text:style-name="L6">
        <text:list-item>
          <text:p text:style-name="P13">OpenCL and its performance characteristics </text:p>
        </text:list-item>
        <text:list-item>
          <text:p text:style-name="P13"><text:soft-page-break/>SYCL as a higher-level abstraction </text:p>
        </text:list-item>
        <text:list-item>
          <text:p text:style-name="P12">TVM's automated optimization approach </text:p>
        </text:list-item>
      </text:list>
      <text:h text:style-name="Heading_20_3" text:outline-level="3">4.2 ML-specific Compilation Strategies</text:h>
      <text:list xml:id="list360368342" text:style-name="L7">
        <text:list-item>
          <text:p text:style-name="P15">Deep learning compiler survey insights </text:p>
        </text:list-item>
        <text:list-item>
          <text:p text:style-name="P15">Auto-tuning using machine learning </text:p>
        </text:list-item>
        <text:list-item>
          <text:p text:style-name="P14">Memory optimization techniques across hardware </text:p>
        </text:list-item>
      </text:list>
      <text:h text:style-name="P1" text:outline-level="3">4.<text:span text:style-name="T1">3</text:span> <text:span text:style-name="T1">[embedded] Domain Specific Languages</text:span></text:h>
      <text:list xml:id="list102549508844027" text:continue-numbering="true" text:style-name="L7">
        <text:list-item>
          <text:p text:style-name="P53">Triton, SYCL</text:p>
        </text:list-item>
      </text:list>
      <text:h text:style-name="Heading_20_2" text:outline-level="2">5. Hardware Acceleration Landscape</text:h>
      <text:h text:style-name="Heading_20_3" text:outline-level="3">5.1 General Purpose Hardware</text:h>
      <text:list text:style-name="L8">
        <text:list-item>
          <text:p text:style-name="P18">CPU and GPU architectures for ML </text:p>
        </text:list-item>
        <text:list-item>
          <text:p text:style-name="P18">AMD's XDNA NPU architecture </text:p>
        </text:list-item>
        <text:list-item>
          <text:p text:style-name="P17">Performance comparisons across vendors </text:p>
        </text:list-item>
      </text:list>
      <text:h text:style-name="Heading_20_3" text:outline-level="3">5.2 Domain-Specific Accelerators</text:h>
      <text:list text:style-name="L9">
        <text:list-item>
          <text:p text:style-name="P20">TPUs and their programming model </text:p>
        </text:list-item>
        <text:list-item>
          <text:p text:style-name="P20">ASICs for ML (Cerebras, Groq TSP) </text:p>
        </text:list-item>
        <text:list-item>
          <text:p text:style-name="P20">FPGAs and reconfigurable computing </text:p>
        </text:list-item>
        <text:list-item>
          <text:p text:style-name="P19">Quantum accelerators and hybrid systems </text:p>
        </text:list-item>
      </text:list>
      <text:h text:style-name="Heading_20_2" text:outline-level="2">6. Unifying Approaches</text:h>
      <text:h text:style-name="Heading_20_3" text:outline-level="3">6.1 Framework-level Solutions</text:h>
      <text:list text:style-name="L10">
        <text:list-item>
          <text:p text:style-name="P22">JAX's composable transformations </text:p>
        </text:list-item>
        <text:list-item>
          <text:p text:style-name="P22">PyTorch's hardware abstraction efforts </text:p>
        </text:list-item>
        <text:list-item>
          <text:p text:style-name="P21">OneAPI's cross-vendor ambitions </text:p>
        </text:list-item>
      </text:list>
      <text:h text:style-name="Heading_20_3" text:outline-level="3">6.2 Compiler-level Unification</text:h>
      <text:list text:style-name="L11">
        <text:list-item>
          <text:p text:style-name="P24">MLIR's multi-level abstraction approach </text:p>
        </text:list-item>
        <text:list-item>
          <text:p text:style-name="P24">HPVM for heterogeneous parallelism </text:p>
        </text:list-item>
        <text:list-item>
          <text:p text:style-name="P23"><text:span text:style-name="T1">(</text:span>BitCODE for distributed heterogeneous systems <text:span text:style-name="T1">)</text:span></text:p>
        </text:list-item>
      </text:list>
      <text:h text:style-name="Heading_20_3" text:outline-level="3">6.3 Modular's Approach: Max and Mojo</text:h>
      <text:list text:style-name="L12">
        <text:list-item>
          <text:p text:style-name="P26">Single language solution to the two-language problem </text:p>
        </text:list-item>
        <text:list-item>
          <text:p text:style-name="P26">Max as a graph optimization engine </text:p>
        </text:list-item>
        <text:list-item>
          <text:p text:style-name="P26">Mojo's performance characteristics compared to Python </text:p>
        </text:list-item>
        <text:list-item>
          <text:p text:style-name="P25"><text:soft-page-break/>Hardware-agnostic programming with native performance </text:p>
        </text:list-item>
      </text:list>
      <text:h text:style-name="Heading_20_2" text:outline-level="2"><text:span text:style-name="T1">7</text:span>. Future Directions</text:h>
      <text:h text:style-name="Heading_20_3" text:outline-level="3"><text:span text:style-name="T1">7</text:span>.1 Trends in Hardware-Software Co-design</text:h>
      <text:list text:style-name="L15">
        <text:list-item>
          <text:p text:style-name="P31">The shift toward increasingly co-designed systems </text:p>
        </text:list-item>
        <text:list-item>
          <text:p text:style-name="P30">New memory hierarchies and their impact </text:p>
        </text:list-item>
      </text:list>
      <text:h text:style-name="Heading_20_3" text:outline-level="3"><text:span text:style-name="T1">7</text:span>.2 Standardization Efforts</text:h>
      <text:list text:style-name="L16">
        <text:list-item>
          <text:p text:style-name="P33">The role of open standards in unifying the ecosystem </text:p>
        </text:list-item>
        <text:list-item>
          <text:p text:style-name="P33">Community adoption challenges </text:p>
        </text:list-item>
        <text:list-item>
          <text:p text:style-name="P32">Commercial interests vs. open research </text:p>
        </text:list-item>
      </text:list>
      <text:h text:style-name="Heading_20_2" text:outline-level="2"><text:span text:style-name="T1">8</text:span>. Conclusion</text:h>
      <text:list text:style-name="L17">
        <text:list-item>
          <text:p text:style-name="P35">The path toward reduced fragmentation </text:p>
        </text:list-item>
        <text:list-item>
          <text:p text:style-name="P35">Tradeoffs between unification and specialization </text:p>
        </text:list-item>
        <text:list-item>
          <text:p text:style-name="P34">The potential impact of truly hardware-agnostic ML systems </text:p>
        </text:list-item>
      </text:list>
      <text:h text:style-name="Heading_20_2" text:outline-level="2">Proposed Thesis Statement</text:h>
      <text:p text:style-name="Text_20_body"><text:span text:style-name="Strong_20_Emphasis">"The fragmentation across machine learning system stacks—from high-level programming languages to hardware accelerators—creates significant barriers to research productivity and deployment efficiency. This survey examines how unifying technologies like MLIR, ONNX, and emerging solutions such as Modular's Mojo aim to address these challenges by providing hardware-agnostic abstractions without sacrificing performance, potentially democratizing access to cutting-edge ML capabilities across diverse hardware platforms."</text:span></text:p>
      <text:p text:style-name="Standard"/>
      <text:h text:style-name="Heading_20_2" text:outline-level="2">Paper Groupings by Section</text:h>
      <text:h text:style-name="Heading_20_3" text:outline-level="3">The Fragmentation Problem</text:h>
      <text:list text:style-name="L18">
        <text:list-item>
          <text:p text:style-name="P47">"The Hardware Lottery" </text:p>
        </text:list-item>
        <text:list-item>
          <text:p text:style-name="P37">"Compiler Technologies in Deep Learning Co-Design: A Survey" </text:p>
        </text:list-item>
        <text:list-item>
          <text:p text:style-name="P37">"Performance analysis of CUDA, OpenACC and OpenMP programming models on TESLA V100 GPU" </text:p>
        </text:list-item>
        <text:list-item>
          <text:p text:style-name="P36">"NVIDIA Tensor Core Programmability, Performance &amp; Precision" </text:p>
        </text:list-item>
      </text:list>
      <text:h text:style-name="Heading_20_3" text:outline-level="3">Intermediate Representations</text:h>
      <text:list text:style-name="L19">
        <text:list-item>
          <text:p text:style-name="P48">"MLIR: Scaling Compiler Infrastructure for Domain Specific Computation" </text:p>
        </text:list-item>
        <text:list-item>
          <text:p text:style-name="P38"><text:soft-page-break/>"Interoperability in Deep Learning: A User Survey and Failure Analysis of ONNX Model Converters" </text:p>
        </text:list-item>
        <text:list-item>
          <text:p text:style-name="P38">"ONNC: A Compilation Framework Connecting ONNX to Proprietary Deep Learning Accelerators" </text:p>
        </text:list-item>
        <text:list-item>
          <text:p text:style-name="P49">"Accelerated linear algebra compiler for computationally efficient numerical models" (XLA) </text:p>
        </text:list-item>
      </text:list>
      <text:h text:style-name="Heading_20_3" text:outline-level="3">Compiler Frameworks</text:h>
      <text:list text:style-name="L20">
        <text:list-item>
          <text:p text:style-name="P50">"The Deep Learning Compiler: A Comprehensive Survey" </text:p>
        </text:list-item>
        <text:list-item>
          <text:p text:style-name="P50">"TVM: An Automated End-to-End Optimizing Compiler for Deep Learning" </text:p>
        </text:list-item>
        <text:list-item>
          <text:p text:style-name="P40">"A Survey on Compiler Autotuning using Machine Learning" </text:p>
        </text:list-item>
        <text:list-item>
          <text:p text:style-name="P40">"OpenCL: A pArALLeL prOgrAmming StAndArd fOr HeterOgeneOuS COmputing SyStemS" </text:p>
        </text:list-item>
        <text:list-item>
          <text:p text:style-name="P40">"pocl: A Performance-Portable OpenCL Implementation" </text:p>
        </text:list-item>
        <text:list-item>
          <text:p text:style-name="P39">"HPVM: Hardware-Agnostic Programming for Heterogeneous Parallel Systems" </text:p>
        </text:list-item>
      </text:list>
      <text:h text:style-name="Heading_20_3" text:outline-level="3">Hardware Acceleration</text:h>
      <text:list text:style-name="L21">
        <text:list-item>
          <text:p text:style-name="P51">"A Survey on Neural Network Hardware Accelerators" </text:p>
        </text:list-item>
        <text:list-item>
          <text:p text:style-name="P42">"Accelerating CNN Inference on ASICs: A Survey" </text:p>
        </text:list-item>
        <text:list-item>
          <text:p text:style-name="P42">"Cerebras Architecture" </text:p>
        </text:list-item>
        <text:list-item>
          <text:p text:style-name="P42">"AMD XDNA NPU in Ryzen AI Processors" </text:p>
        </text:list-item>
        <text:list-item>
          <text:p text:style-name="P42">"The Groq Software-defined Scale-out Tensor Streaming Multiprocessor" </text:p>
        </text:list-item>
        <text:list-item>
          <text:p text:style-name="P42">"Think Fast: A Tensor Streaming Processor (TSP) for Accelerating Deep Learning Workloads" </text:p>
        </text:list-item>
        <text:list-item>
          <text:p text:style-name="P41">"QPU integration in OpenCL for heterogeneous programming" </text:p>
        </text:list-item>
      </text:list>
      <text:h text:style-name="Heading_20_3" text:outline-level="3">Unifying Approaches</text:h>
      <text:list text:style-name="L22">
        <text:list-item>
          <text:p text:style-name="P44">"Bring the BitCODE – Moving Compute and Data in Distributed Heterogenous Systems" </text:p>
        </text:list-item>
        <text:list-item>
          <text:p text:style-name="P44">"Cross-vendor programming abstraction for diverse heterogeneous platforms" </text:p>
        </text:list-item>
        <text:list-item>
          <text:p text:style-name="P52">"Assessing Intel OneAPI capabilities and cloud-performance for heterogeneous computing" </text:p>
        </text:list-item>
        <text:list-item>
          <text:p text:style-name="P44">"SYCL in the edge: performance and energy evaluation for heterogeneous acceleration" </text:p>
        </text:list-item>
        <text:list-item>
          <text:p text:style-name="P44">"High-level GPU code: a case study examining JAX and OpenMP" </text:p>
        </text:list-item>
        <text:list-item>
          <text:p text:style-name="P43">"Performance and Metrics Analysis Between Python3 v/s Mojo" </text:p>
        </text:list-item>
      </text:list>
      <text:h text:style-name="Heading_20_3" text:outline-level="3">Case Studies</text:h>
      <text:list text:style-name="L23">
        <text:list-item>
          <text:p text:style-name="P46">"Energy-Efficient Computing Acceleration of Unmanned Aerial Vehicles Based on a CPU/FPGA/NPU Heterogeneous System" </text:p>
        </text:list-item>
        <text:list-item>
          <text:p text:style-name="P46">"HTVM: Efficient Neural Network Deployment On Heterogeneous TinyML Platforms" </text:p>
        </text:list-item>
        <text:list-item>
          <text:p text:style-name="P45">"Smoothing Disruption Across the Stack: Tales of Memory, Heterogeneity, and Compiler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6T21:16:17.384000000</meta:creation-date>
    <dc:date>2025-04-23T10:25:48.667000000</dc:date>
    <meta:editing-duration>PT20M9S</meta:editing-duration>
    <meta:editing-cycles>2</meta:editing-cycles>
    <meta:generator>LibreOffice/7.5.3.2$Windows_X86_64 LibreOffice_project/9f56dff12ba03b9acd7730a5a481eea045e468f3</meta:generator>
    <meta:document-statistic meta:table-count="0" meta:image-count="0" meta:object-count="0" meta:page-count="4" meta:paragraph-count="110" meta:word-count="772" meta:character-count="5653" meta:non-whitespace-character-count="4995"/>
  </office:meta>
</office:document-meta>
</file>